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INJURIES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YEARLY DEATH</text:p>
          </table:table-cell>
          <table:table-cell table:style-name="ce1" office:value-type="string" calcext:value-type="string">
            <text:p>YEARLY INJURIES</text:p>
          </table:table-cell>
          <table:table-cell table:number-columns-repeated="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2:.D9])" office:value-type="float" office:value="222" calcext:value-type="float">
            <text:p>222</text:p>
          </table:table-cell>
          <table:table-cell table:formula="of:=SUM([.E2:.E9])" office:value-type="float" office:value="464" calcext:value-type="float">
            <text:p>464</text:p>
          </table:table-cell>
          <table:table-cell/>
          <table:table-cell table:formula="of:=CONCATENATE([.A9]; &quot; | &quot;;[.G9]; &quot; | &quot;;[.H9])" office:value-type="string" office:string-value="2010 | 222 | 464" calcext:value-type="string">
            <text:p>2010 | 222 | 46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0:.D15])" office:value-type="float" office:value="128" calcext:value-type="float">
            <text:p>128</text:p>
          </table:table-cell>
          <table:table-cell table:formula="of:=SUM([.E10:.E15])" office:value-type="float" office:value="540" calcext:value-type="float">
            <text:p>540</text:p>
          </table:table-cell>
          <table:table-cell/>
          <table:table-cell table:formula="of:=CONCATENATE([.A15]; &quot; | &quot;;[.G15]; &quot; | &quot;;[.H15])" office:value-type="string" office:string-value="2011 | 128 | 540" calcext:value-type="string">
            <text:p>2011 | 128 | 54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D16:.D26])" office:value-type="float" office:value="94" calcext:value-type="float">
            <text:p>94</text:p>
          </table:table-cell>
          <table:table-cell table:formula="of:=SUM([.E16:.E26])" office:value-type="float" office:value="89" calcext:value-type="float">
            <text:p>89</text:p>
          </table:table-cell>
          <table:table-cell/>
          <table:table-cell table:formula="of:=CONCATENATE([.A26]; &quot; | &quot;;[.G26]; &quot; | &quot;;[.H26])" office:value-type="string" office:string-value="2012 | 94 | 89" calcext:value-type="string">
            <text:p>2012 | 94 | 8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D27:.D31])" office:value-type="float" office:value="75" calcext:value-type="float">
            <text:p>75</text:p>
          </table:table-cell>
          <table:table-cell table:formula="of:=SUM([.E27:.E31])" office:value-type="float" office:value="81" calcext:value-type="float">
            <text:p>81</text:p>
          </table:table-cell>
          <table:table-cell/>
          <table:table-cell table:formula="of:=CONCATENATE([.A31]; &quot; | &quot;;[.G31]; &quot; | &quot;;[.H31])" office:value-type="string" office:string-value="2013 | 75 | 81" calcext:value-type="string">
            <text:p>2013 | 75 | 8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32:.D37])" office:value-type="float" office:value="69" calcext:value-type="float">
            <text:p>69</text:p>
          </table:table-cell>
          <table:table-cell table:formula="of:=SUM([.E32:.E37])" office:value-type="float" office:value="181" calcext:value-type="float">
            <text:p>181</text:p>
          </table:table-cell>
          <table:table-cell/>
          <table:table-cell table:formula="of:=CONCATENATE([.A37]; &quot; | &quot;;[.G37]; &quot; | &quot;;[.H37])" office:value-type="string" office:string-value="2014 | 69 | 181" calcext:value-type="string">
            <text:p>2014 | 69 | 18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D38:.D43])" office:value-type="float" office:value="110" calcext:value-type="float">
            <text:p>110</text:p>
          </table:table-cell>
          <table:table-cell table:formula="of:=SUM([.E38:.E43])" office:value-type="float" office:value="420" calcext:value-type="float">
            <text:p>420</text:p>
          </table:table-cell>
          <table:table-cell/>
          <table:table-cell table:formula="of:=CONCATENATE([.A43]; &quot; | &quot;;[.G43]; &quot; | &quot;;[.H43])" office:value-type="string" office:string-value="2015 | 110 | 420" calcext:value-type="string">
            <text:p>2015 | 110 | 42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D44:.D50])" office:value-type="float" office:value="153" calcext:value-type="float">
            <text:p>153</text:p>
          </table:table-cell>
          <table:table-cell table:formula="of:=SUM([.E44:.E50])" office:value-type="float" office:value="382" calcext:value-type="float">
            <text:p>382</text:p>
          </table:table-cell>
          <table:table-cell/>
          <table:table-cell table:formula="of:=CONCATENATE([.A50]; &quot; | &quot;;[.G50]; &quot; | &quot;;[.H50])" office:value-type="string" office:string-value="2016 | 153 | 382" calcext:value-type="string">
            <text:p>2016 | 153 | 38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D51:.D57])" office:value-type="float" office:value="67" calcext:value-type="float">
            <text:p>67</text:p>
          </table:table-cell>
          <table:table-cell table:formula="of:=SUM([.E51:.E57])" office:value-type="float" office:value="360" calcext:value-type="float">
            <text:p>360</text:p>
          </table:table-cell>
          <table:table-cell/>
          <table:table-cell table:formula="of:=CONCATENATE([.A57]; &quot; | &quot;;[.G57]; &quot; | &quot;;[.H57])" office:value-type="string" office:string-value="2017 | 67 | 360" calcext:value-type="string">
            <text:p>2017 | 67 | 36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formula="of:=SUM([.G9:.G57])" office:value-type="float" office:value="918" calcext:value-type="float">
            <text:p>918</text:p>
          </table:table-cell>
          <table:table-cell table:formula="of:=SUM([.H9:.H57])" office:value-type="float" office:value="2517" calcext:value-type="float">
            <text:p>2517</text:p>
          </table:table-cell>
          <table:table-cell/>
          <table:table-cell table:formula="of:=CONCATENATE([.A60]; &quot; | &quot;;[.G60]; &quot; | &quot;;[.H60])" office:value-type="string" office:string-value=" | 918 | 2517" calcext:value-type="string">
            <text:p><text:s/>| 918 | 25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1:16:49.275487386</meta:creation-date>
    <dc:date>2018-08-17T23:29:52.746331043</dc:date>
    <meta:editing-duration>PT1H16M38S</meta:editing-duration>
    <meta:editing-cycles>4</meta:editing-cycles>
    <meta:generator>LibreOffice/5.1.6.2$Linux_X86_64 LibreOffice_project/10m0$Build-2</meta:generator>
    <meta:document-statistic meta:table-count="1" meta:cell-count="315" meta:object-count="0"/>
  </office:meta>
</office:document-meta>
</file>